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e64" officeooo:paragraph-rsid="001b2e64"/>
    </style:style>
    <style:style style:name="P2" style:family="paragraph" style:parent-style-name="Standard">
      <style:paragraph-properties fo:break-before="page"/>
      <style:text-properties officeooo:rsid="001b2e64" officeooo:paragraph-rsid="001b2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s.djangoproject.com/en/2.0/ref/templates/builtins/#built-in-tag-reference" text:style-name="Internet_20_link" text:visited-style-name="Visited_20_Internet_20_Link">https://docs.djangoproject.com/en/2.0/ref/templates/builtins/#built-in-tag-reference</text:a></text:p>
      <text:p text:style-name="Standard"/>
      <text:p text:style-name="Standard"/>
      <text:p text:style-name="P1">TIPOS DE ENLACE VARIABLES</text:p>
      <text:p text:style-name="P1"><text:a xlink:type="simple" xlink:href="https://docs.djangoproject.com/en/2.0/ref/models/fields/#field-types" text:style-name="Internet_20_link" text:visited-style-name="Visited_20_Internet_20_Link">https://docs.djangoproject.com/en/2.0/ref/models/fields/#field-types</text:a>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8:16:33.406929316</meta:creation-date>
    <dc:date>2024-05-21T15:29:08.290091500</dc:date>
    <meta:editing-duration>PT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" meta:word-count="6" meta:character-count="177" meta:non-whitespace-character-count="174"/>
  </office:meta>
</office:document-meta>
</file>